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 style:data-style-name="N114"/>
    <style:style style:name="ce5" style:family="table-cell" style:parent-style-name="Default" style:data-style-name="N113"/>
    <style:style style:name="ce6" style:family="table-cell" style:parent-style-name="Default" style:data-style-name="N108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row table:style-name="ro1">
          <table:table-cell table:style-name="ce1" office:value-type="string">
            <text:p>Composant</text:p>
          </table:table-cell>
          <table:table-cell table:style-name="ce2" office:value-type="string">
            <text:p>Value</text:p>
          </table:table-cell>
          <table:table-cell table:style-name="ce1" office:value-type="string">
            <text:p>Part</text:p>
          </table:table-cell>
          <table:table-cell table:style-name="ce2" office:value-type="string">
            <text:p>Référence FN</text:p>
          </table:table-cell>
          <table:table-cell table:style-name="ce2" office:value-type="string">
            <text:p>Qté brute</text:p>
          </table:table-cell>
          <table:table-cell table:style-name="ce2" office:value-type="string">
            <text:p>UDV</text:p>
          </table:table-cell>
          <table:table-cell table:style-name="ce3" office:value-type="string">
            <text:p>prix/UDV</text:p>
          </table:table-cell>
          <table:table-cell table:style-name="ce3" office:value-type="string">
            <text:p>Qté en UDV</text:p>
          </table:table-cell>
          <table:table-cell table:style-name="ce3" office:value-type="string">
            <text:p>Sous total FN</text:p>
          </table:table-cell>
        </table:table-row>
        <table:table-row table:style-name="ro2">
          <table:table-cell office:value-type="string">
            <text:p>L-EUL1812</text:p>
          </table:table-cell>
          <table:table-cell/>
          <table:table-cell office:value-type="string">
            <text:p>L1, L2</text:p>
          </table:table-cell>
          <table:table-cell table:number-columns-repeated="3"/>
          <table:table-cell/>
          <table:table-cell office:value-type="float" office:value="2">
            <text:p>2</text:p>
          </table:table-cell>
          <table:table-cell table:formula="of:=[.H2]*[.G2]" office:value-type="float" office:value="0">
            <text:p>0</text:p>
          </table:table-cell>
        </table:table-row>
        <table:table-row table:style-name="ro2">
          <table:table-cell office:value-type="string">
            <text:p>ML6</text:p>
          </table:table-cell>
          <table:table-cell/>
          <table:table-cell office:value-type="string">
            <text:p>SV1</text:p>
          </table:table-cell>
          <table:table-cell office:value-type="float" office:value="1096984">
            <text:p>1096984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85">
            <text:p>0,850 €</text:p>
          </table:table-cell>
          <table:table-cell office:value-type="float" office:value="1">
            <text:p>1</text:p>
          </table:table-cell>
          <table:table-cell table:formula="of:=[.H3]*[.G3]" office:value-type="currency" office:currency="EUR" office:value="0.85">
            <text:p>0,850 €</text:p>
          </table:table-cell>
        </table:table-row>
        <table:table-row table:style-name="ro2">
          <table:table-cell table:number-columns-repeated="2" office:value-type="string">
            <text:p>1N4148DO35-7</text:p>
          </table:table-cell>
          <table:table-cell office:value-type="string">
            <text:p>D1, D2</text:p>
          </table:table-cell>
          <table:table-cell office:value-type="float" office:value="1612346">
            <text:p>16123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071">
            <text:p>0,071 €</text:p>
          </table:table-cell>
          <table:table-cell office:value-type="float" office:value="2">
            <text:p>2</text:p>
          </table:table-cell>
          <table:table-cell table:formula="of:=[.H4]*[.G4]" office:value-type="currency" office:currency="EUR" office:value="0.142">
            <text:p>0,142 €</text:p>
          </table:table-cell>
        </table:table-row>
        <table:table-row table:style-name="ro2">
          <table:table-cell table:number-columns-repeated="6"/>
          <table:table-cell table:number-columns-repeated="2"/>
          <table:table-cell table:formula="of:=[.H5]*[.G5]" office:value-type="float" office:value="0">
            <text:p>0</text:p>
          </table:table-cell>
        </table:table-row>
        <table:table-row table:style-name="ro2">
          <table:table-cell office:value-type="string">
            <text:p>R-EU_R0805</text:p>
          </table:table-cell>
          <table:table-cell office:value-type="float" office:value="270">
            <text:p>270</text:p>
          </table:table-cell>
          <table:table-cell office:value-type="string">
            <text:p>R1, R4</text:p>
          </table:table-cell>
          <table:table-cell office:value-type="float" office:value="9334254">
            <text:p>93342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018">
            <text:p>0,018 €</text:p>
          </table:table-cell>
          <table:table-cell office:value-type="float" office:value="50">
            <text:p>50</text:p>
          </table:table-cell>
          <table:table-cell table:formula="of:=[.H6]*[.G6]" office:value-type="currency" office:currency="EUR" office:value="0.9">
            <text:p>0,900 €</text:p>
          </table:table-cell>
        </table:table-row>
        <table:table-row table:style-name="ro2">
          <table:table-cell office:value-type="string">
            <text:p>R-EU_R0805</text:p>
          </table:table-cell>
          <table:table-cell office:value-type="string">
            <text:p>1k</text:p>
          </table:table-cell>
          <table:table-cell office:value-type="string">
            <text:p>R7</text:p>
          </table:table-cell>
          <table:table-cell office:value-type="float" office:value="9333711">
            <text:p>9333711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018">
            <text:p>0,018 €</text:p>
          </table:table-cell>
          <table:table-cell office:value-type="float" office:value="50">
            <text:p>50</text:p>
          </table:table-cell>
          <table:table-cell table:formula="of:=[.H7]*[.G7]" office:value-type="currency" office:currency="EUR" office:value="0.9">
            <text:p>0,900 €</text:p>
          </table:table-cell>
        </table:table-row>
        <table:table-row table:style-name="ro2">
          <table:table-cell office:value-type="string">
            <text:p>R-EU_R0805</text:p>
          </table:table-cell>
          <table:table-cell office:value-type="string">
            <text:p>10k</text:p>
          </table:table-cell>
          <table:table-cell office:value-type="string">
            <text:p>R3, R6</text:p>
          </table:table-cell>
          <table:table-cell office:value-type="float" office:value="9333720">
            <text:p>93337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038">
            <text:p>0,038 €</text:p>
          </table:table-cell>
          <table:table-cell office:value-type="float" office:value="50">
            <text:p>50</text:p>
          </table:table-cell>
          <table:table-cell table:formula="of:=[.H8]*[.G8]" office:value-type="currency" office:currency="EUR" office:value="1.9">
            <text:p>1,900 €</text:p>
          </table:table-cell>
        </table:table-row>
        <table:table-row table:style-name="ro2">
          <table:table-cell office:value-type="string">
            <text:p>R-EU_R0805</text:p>
          </table:table-cell>
          <table:table-cell office:value-type="string">
            <text:p>100k</text:p>
          </table:table-cell>
          <table:table-cell office:value-type="string">
            <text:p>R2, R5</text:p>
          </table:table-cell>
          <table:table-cell office:value-type="float" office:value="9333738">
            <text:p>93337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038">
            <text:p>0,038 €</text:p>
          </table:table-cell>
          <table:table-cell office:value-type="float" office:value="50">
            <text:p>50</text:p>
          </table:table-cell>
          <table:table-cell table:formula="of:=[.H9]*[.G9]" office:value-type="currency" office:currency="EUR" office:value="1.9">
            <text:p>1,900 €</text:p>
          </table:table-cell>
        </table:table-row>
        <table:table-row table:style-name="ro2">
          <table:table-cell table:number-columns-repeated="6"/>
          <table:table-cell table:number-columns-repeated="2"/>
          <table:table-cell table:formula="of:=[.H10]*[.G10]" office:value-type="float" office:value="0">
            <text:p>0</text:p>
          </table:table-cell>
        </table:table-row>
        <table:table-row table:style-name="ro2">
          <table:table-cell office:value-type="string">
            <text:p>CPOL-EUD/7343-31W</text:p>
          </table:table-cell>
          <table:table-cell office:value-type="string">
            <text:p>33µF 6V3</text:p>
          </table:table-cell>
          <table:table-cell office:value-type="string">
            <text:p>C3, C6, C7</text:p>
          </table:table-cell>
          <table:table-cell office:value-type="float" office:value="1163356">
            <text:p>11633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currency" office:currency="EUR" office:value="0.5">
            <text:p>0,500 €</text:p>
          </table:table-cell>
          <table:table-cell office:value-type="float" office:value="3">
            <text:p>3</text:p>
          </table:table-cell>
          <table:table-cell table:formula="of:=[.H11]*[.G11]" office:value-type="currency" office:currency="EUR" office:value="1.5">
            <text:p>1,500 €</text:p>
          </table:table-cell>
        </table:table-row>
        <table:table-row table:style-name="ro2">
          <table:table-cell office:value-type="string">
            <text:p>C-EUC0805</text:p>
          </table:table-cell>
          <table:table-cell office:value-type="string">
            <text:p>3.3nF</text:p>
          </table:table-cell>
          <table:table-cell office:value-type="string">
            <text:p>C1, C4</text:p>
          </table:table-cell>
          <table:table-cell office:value-type="float" office:value="1759239">
            <text:p>17592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011">
            <text:p>0,011 €</text:p>
          </table:table-cell>
          <table:table-cell office:value-type="float" office:value="100">
            <text:p>100</text:p>
          </table:table-cell>
          <table:table-cell table:formula="of:=[.H12]*[.G12]" office:value-type="currency" office:currency="EUR" office:value="1.1">
            <text:p>1,100 €</text:p>
          </table:table-cell>
        </table:table-row>
        <table:table-row table:style-name="ro2">
          <table:table-cell office:value-type="string">
            <text:p>C-EUC0805</text:p>
          </table:table-cell>
          <table:table-cell office:value-type="string">
            <text:p>100nF</text:p>
          </table:table-cell>
          <table:table-cell office:value-type="string">
            <text:p>C2, C5</text:p>
          </table:table-cell>
          <table:table-cell office:value-type="float" office:value="9406387">
            <text:p>94063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07">
            <text:p>0,070 €</text:p>
          </table:table-cell>
          <table:table-cell office:value-type="float" office:value="10">
            <text:p>10</text:p>
          </table:table-cell>
          <table:table-cell table:formula="of:=[.H13]*[.G13]" office:value-type="currency" office:currency="EUR" office:value="0.7">
            <text:p>0,700 €</text:p>
          </table:table-cell>
        </table:table-row>
        <table:table-row table:style-name="ro2">
          <table:table-cell table:number-columns-repeated="6"/>
          <table:table-cell table:number-columns-repeated="2"/>
          <table:table-cell table:formula="of:=[.H14]*[.G14]"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APDS-9700</text:p>
          </table:table-cell>
          <table:table-cell office:value-type="string">
            <text:p>IC1, IC3</text:p>
          </table:table-cell>
          <table:table-cell office:value-type="float" office:value="1634725">
            <text:p>16347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1.63">
            <text:p>1,630 €</text:p>
          </table:table-cell>
          <table:table-cell office:value-type="float" office:value="2">
            <text:p>2</text:p>
          </table:table-cell>
          <table:table-cell table:formula="of:=[.H15]*[.G15]" office:value-type="currency" office:currency="EUR" office:value="3.26">
            <text:p>3,260 €</text:p>
          </table:table-cell>
        </table:table-row>
        <table:table-row table:style-name="ro2">
          <table:table-cell table:number-columns-repeated="2" office:value-type="string">
            <text:p>HSDL-9100</text:p>
          </table:table-cell>
          <table:table-cell office:value-type="string">
            <text:p>IC2, IC4</text:p>
          </table:table-cell>
          <table:table-cell office:value-type="float" office:value="9613846">
            <text:p>96138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1.47">
            <text:p>1,470 €</text:p>
          </table:table-cell>
          <table:table-cell office:value-type="float" office:value="2">
            <text:p>2</text:p>
          </table:table-cell>
          <table:table-cell table:formula="of:=[.H16]*[.G16]" office:value-type="currency" office:currency="EUR" office:value="2.94">
            <text:p>2,940 €</text:p>
          </table:table-cell>
        </table:table-row>
        <table:table-row table:style-name="ro2" table:number-rows-repeated="3">
          <table:table-cell table:number-columns-repeated="6"/>
          <table:table-cell table:style-name="ce5"/>
          <table:table-cell/>
          <table:table-cell table:style-name="ce6"/>
        </table:table-row>
        <table:table-row table:style-name="ro2">
          <table:table-cell table:number-columns-repeated="6"/>
          <table:table-cell table:style-name="ce5"/>
          <table:table-cell office:value-type="string">
            <text:p>Total FN</text:p>
          </table:table-cell>
          <table:table-cell table:style-name="ce6" table:formula="of:=SUM([.I2:.I16])" office:value-type="currency" office:currency="EUR" office:value="16.092">
            <text:p>16,09 €</text:p>
          </table:table-cell>
        </table:table-row>
        <table:table-row table:style-name="ro2" table:number-rows-repeated="6">
          <table:table-cell table:number-columns-repeated="6"/>
          <table:table-cell table:style-name="ce5"/>
          <table:table-cell/>
          <table:table-cell table:style-name="ce6"/>
        </table:table-row>
        <table:table-row table:style-name="ro2" table:number-rows-repeated="4"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6"/>
          <table:table-cell table:style-name="ce5"/>
          <table:table-cell table:number-columns-repeated="2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/>
    </number:number-style>
    <number:currency-style style:name="N11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3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4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14/03/2010</text:date>, <text:time>16:4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3-07T14:32:10.95</meta:creation-date>
    <dc:date>2010-03-14T16:42:36.15</dc:date>
    <meta:editing-duration>PT03H03M40S</meta:editing-duration>
    <meta:editing-cycles>8</meta:editing-cycles>
    <meta:generator>OpenOffice.org/3.0$Win32 OpenOffice.org_project/300m9$Build-9358</meta:generator>
    <meta:document-statistic meta:table-count="3" meta:cell-count="123" meta:object-count="0"/>
  </office:meta>
</office:document-meta>
</file>